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Mono" officeooo:rsid="00109d45" officeooo:paragraph-rsid="00109d45"/>
    </style:style>
    <style:style style:name="P2" style:family="paragraph" style:parent-style-name="Standard">
      <style:paragraph-properties fo:text-align="center" style:justify-single-word="false"/>
      <style:text-properties style:font-name="FreeMono" officeooo:rsid="00109d45" officeooo:paragraph-rsid="00109d45"/>
    </style:style>
    <style:style style:name="P3" style:family="paragraph" style:parent-style-name="Standard">
      <style:paragraph-properties fo:text-align="start" style:justify-single-word="false"/>
      <style:text-properties style:font-name="FreeMono" officeooo:rsid="00109d45" officeooo:paragraph-rsid="00109d45"/>
    </style:style>
    <style:style style:name="P4" style:family="paragraph" style:parent-style-name="Standard">
      <style:paragraph-properties fo:text-align="start" style:justify-single-word="false"/>
      <style:text-properties style:font-name="FreeMono" officeooo:rsid="0011b34b" officeooo:paragraph-rsid="0011b34b"/>
    </style:style>
    <style:style style:name="P5" style:family="paragraph" style:parent-style-name="Standard">
      <style:paragraph-properties fo:text-align="start" style:justify-single-word="false"/>
      <style:text-properties style:font-name="FreeMono" fo:font-weight="bold" officeooo:rsid="0011b34b" officeooo:paragraph-rsid="0011b34b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FreeMono" fo:font-weight="bold" officeooo:rsid="00136ef3" officeooo:paragraph-rsid="00136ef3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FreeMono" officeooo:rsid="001209cd" officeooo:paragraph-rsid="001209cd"/>
    </style:style>
    <style:style style:name="P8" style:family="paragraph" style:parent-style-name="Standard">
      <style:paragraph-properties fo:text-align="start" style:justify-single-word="false"/>
      <style:text-properties style:font-name="FreeMono" officeooo:rsid="00130171" officeooo:paragraph-rsid="00130171"/>
    </style:style>
    <style:style style:name="P9" style:family="paragraph" style:parent-style-name="Standard">
      <style:paragraph-properties fo:text-align="start" style:justify-single-word="false"/>
      <style:text-properties style:font-name="FreeMono" officeooo:rsid="00136ef3" officeooo:paragraph-rsid="00136ef3"/>
    </style:style>
    <style:style style:name="P10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officeooo:rsid="00130171" officeooo:paragraph-rsid="00130171"/>
    </style:style>
    <style:style style:name="P11" style:family="paragraph" style:parent-style-name="Standard">
      <style:paragraph-properties fo:text-align="start" style:justify-single-word="false"/>
      <style:text-properties style:font-name="FreeMono" officeooo:rsid="001473c2" officeooo:paragraph-rsid="001473c2"/>
    </style:style>
    <style:style style:name="P12" style:family="paragraph" style:parent-style-name="Standard">
      <style:paragraph-properties fo:text-align="start" style:justify-single-word="false"/>
      <style:text-properties style:font-name="FreeMono" officeooo:rsid="00166f89" officeooo:paragraph-rsid="00166f89"/>
    </style:style>
    <style:style style:name="P13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8pt" officeooo:rsid="001473c2" officeooo:paragraph-rsid="001473c2" style:font-size-asian="8pt" style:font-size-complex="8pt"/>
    </style:style>
    <style:style style:name="P14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8pt" officeooo:rsid="0017ee9b" officeooo:paragraph-rsid="0017ee9b" style:font-size-asian="8pt" style:font-size-complex="8pt"/>
    </style:style>
    <style:style style:name="T1" style:family="text">
      <style:text-properties officeooo:rsid="001244b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topher Bero</text:p>
      <text:p text:style-name="P1">CPE 435</text:p>
      <text:p text:style-name="P1">Lab 5</text:p>
      <text:p text:style-name="P1"/>
      <text:p text:style-name="P2">IPC Message Queues</text:p>
      <text:p text:style-name="P2"/>
      <text:p text:style-name="P3"/>
      <text:p text:style-name="P5">Compiling</text:p>
      <text:p text:style-name="P4"/>
      <text:p text:style-name="P7">To keep the program consolidated, <text:span text:style-name="T1">main.c acts as both Process A and B based on an initial query to the user.</text:span></text:p>
      <text:p text:style-name="P7"/>
      <text:p text:style-name="P10">gcc -Wall -g -I/usr/include/opencv -I/usr/include/opencv2 -c main.c -o obj/Debug/main.o</text:p>
      <text:p text:style-name="P10">g++ -L/lib64 -o bin/Debug/lab5 obj/Debug/main.o</text:p>
      <text:p text:style-name="P8"/>
      <text:p text:style-name="P6">Output</text:p>
      <text:p text:style-name="P9"/>
      <text:p text:style-name="P11">Process A</text:p>
      <text:p text:style-name="P13">$ ./bin/Debug/lab5 </text:p>
      <text:p text:style-name="P13"/>
      <text:p text:style-name="P13">msg key:<text:tab/>889197687 </text:p>
      <text:p text:style-name="P13">msg id:<text:tab/><text:tab/>327680 </text:p>
      <text:p text:style-name="P13">num msgs:<text:tab/>0</text:p>
      <text:p text:style-name="P13">Am I process A or B (a/b)? &gt;a</text:p>
      <text:p text:style-name="P13"/>
      <text:p text:style-name="P13">OK, I am process A. </text:p>
      <text:p text:style-name="P13">Please load this program in a separate terminal as process B to continue!</text:p>
      <text:p text:style-name="P13">I am waiting for a message.</text:p>
      <text:p text:style-name="P13">Message received: Hello, I am process B!</text:p>
      <text:p text:style-name="P13"/>
      <text:p text:style-name="P13">Enter message for other process (Exit to quit both) &gt;Hi B, I'm A.</text:p>
      <text:p text:style-name="P13"/>
      <text:p text:style-name="P13">Message sent.</text:p>
      <text:p text:style-name="P13">I am waiting for a message.</text:p>
      <text:p text:style-name="P13">Message received: That's great. Buh-bye.</text:p>
      <text:p text:style-name="P13"/>
      <text:p text:style-name="P13">Enter message for other process (Exit to quit both) &gt;Exit</text:p>
      <text:p text:style-name="P13"/>
      <text:p text:style-name="P13">Exiting.</text:p>
      <text:p text:style-name="P8"/>
      <text:p text:style-name="P12">Process B</text:p>
      <text:p text:style-name="P14">$ ./bin/Debug/lab5 </text:p>
      <text:p text:style-name="P14"/>
      <text:p text:style-name="P14">msg key:<text:tab/>889197687 </text:p>
      <text:p text:style-name="P14">msg id:<text:tab/><text:tab/>327680 </text:p>
      <text:p text:style-name="P14">num msgs:<text:tab/>0</text:p>
      <text:p text:style-name="P14">Am I process A or B (a/b)? &gt;b</text:p>
      <text:p text:style-name="P14"/>
      <text:p text:style-name="P14">OK, I am process B. </text:p>
      <text:p text:style-name="P14">I will send the first message!</text:p>
      <text:p text:style-name="P14"/>
      <text:p text:style-name="P14">Enter first message &gt;Hello, I am process B!</text:p>
      <text:p text:style-name="P14"/>
      <text:p text:style-name="P14">Message sent.</text:p>
      <text:p text:style-name="P14">I am waiting for a message.</text:p>
      <text:p text:style-name="P14">Message received: Hi B, I'm A.</text:p>
      <text:p text:style-name="P14"/>
      <text:p text:style-name="P14">Enter message for other process &gt;That's great. Buh-bye. <text:s/></text:p>
      <text:p text:style-name="P14"/>
      <text:p text:style-name="P14">Message sent.</text:p>
      <text:p text:style-name="P14">I am waiting for a message.</text:p>
      <text:p text:style-name="P14">Exiting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1T15:05:28.518231447</meta:creation-date>
    <dc:date>2015-09-21T15:15:34.284259445</dc:date>
    <meta:editing-duration>PT5M2S</meta:editing-duration>
    <meta:editing-cycles>12</meta:editing-cycles>
    <meta:generator>LibreOffice/5.0.1.2.0$Linux_X86_64 LibreOffice_project/00m0$Build-2</meta:generator>
    <meta:document-statistic meta:table-count="0" meta:image-count="0" meta:object-count="0" meta:page-count="1" meta:paragraph-count="41" meta:word-count="206" meta:character-count="1147" meta:non-whitespace-character-count="970"/>
  </office:meta>
</office:document-meta>
</file>